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979cm" svg:height="4.269cm" draw:transform="rotate (-1.57533418285008) translate (7.2167397250771cm 4.9658447704702cm)" svg:viewBox="0 0 1980 4270" svg:d="M1130 4180c-55-216-208-1352-252-1711-43-360-145-1602-127-1697 17-95-1-191 169-165 170 25 711 116 1007 115 143 11-32-700-172-708-283-17-977 27-1293-10-316-38-474 220-461 555 12 335 100 1402 154 1865 55 463 130 1370 171 1657 40 285 815 188 804 99z">
          <text:p/>
        </draw:path>
        <draw:path draw:style-name="gr1" draw:text-style-name="P1" draw:layer="layout" svg:width="0.902cm" svg:height="0.661cm" draw:transform="rotate (-2.15687788961459) translate (7.32279114539868cm 6.702794775129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3.6217911453987cm 5.416961441795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0:33:52.774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